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Tabelle1" style:family="table">
      <style:table-properties style:width="18.891cm" table:align="margins"/>
    </style:style>
    <style:style style:name="Tabelle1.A" style:family="table-column">
      <style:table-column-properties style:column-width="3.545cm" style:rel-column-width="12299*"/>
    </style:style>
    <style:style style:name="Tabelle1.B" style:family="table-column">
      <style:table-column-properties style:column-width="3.122cm" style:rel-column-width="10830*"/>
    </style:style>
    <style:style style:name="Tabelle1.C" style:family="table-column">
      <style:table-column-properties style:column-width="12.224cm" style:rel-column-width="42406*"/>
    </style:style>
    <style:style style:name="Tabelle1.A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B2" style:family="table-cell">
      <style:table-cell-properties fo:background-color="#e6e6e6" fo:padding="0.097cm" fo:border-left="0.002cm solid #000000" fo:border-right="none" fo:border-top="none" fo:border-bottom="0.002cm solid #000000">
        <style:background-image/>
      </style:table-cell-properties>
    </style:style>
    <style:style style:name="Tabelle1.C2" style:family="table-cell">
      <style:table-cell-properties fo:padding="0.097cm" fo:border-left="0.002cm solid #000000" fo:border-right="0.002cm solid #000000" fo:border-top="none" fo:border-bottom="0.002cm solid #000000"/>
    </style:style>
    <style:style style:name="Tabelle2" style:family="table">
      <style:table-properties style:width="18.891cm" table:align="margins"/>
    </style:style>
    <style:style style:name="Tabelle2.A" style:family="table-column">
      <style:table-column-properties style:column-width="6.668cm" style:rel-column-width="23130*"/>
    </style:style>
    <style:style style:name="Tabelle2.B" style:family="table-column">
      <style:table-column-properties style:column-width="4.868cm" style:rel-column-width="16888*"/>
    </style:style>
    <style:style style:name="Tabelle2.C" style:family="table-column">
      <style:table-column-properties style:column-width="7.355cm" style:rel-column-width="25517*"/>
    </style:style>
    <style:style style:name="Tabelle2.A1" style:family="table-cell">
      <style:table-cell-properties fo:padding="0.097cm" fo:border="0.002cm solid #000000"/>
    </style:style>
    <style:style style:name="Tabelle2.A2" style:family="table-cell">
      <style:table-cell-properties fo:padding="0.097cm" fo:border-left="0.002cm solid #000000" fo:border-right="none" fo:border-top="none" fo:border-bottom="0.002cm solid #000000"/>
    </style:style>
    <style:style style:name="Tabelle2.C2" style:family="table-cell">
      <style:table-cell-properties fo:padding="0.097cm" fo:border-left="0.002cm solid #000000" fo:border-right="0.002cm solid #000000" fo:border-top="none" fo:border-bottom="0.002cm solid #000000"/>
    </style:style>
    <style:style style:name="Tabelle2.B3" style:family="table-cell">
      <style:table-cell-properties fo:background-color="#e6e6e6" fo:padding="0.097cm" fo:border-left="0.002cm solid #000000" fo:border-right="none" fo:border-top="none" fo:border-bottom="0.002cm solid #000000">
        <style:background-image/>
      </style:table-cell-properties>
    </style:style>
    <style:style style:name="Tabelle5" style:family="table">
      <style:table-properties style:width="18.891cm" table:align="margins"/>
    </style:style>
    <style:style style:name="Tabelle5.A" style:family="table-column">
      <style:table-column-properties style:column-width="4.657cm" style:rel-column-width="16154*"/>
    </style:style>
    <style:style style:name="Tabelle5.B" style:family="table-column">
      <style:table-column-properties style:column-width="14.235cm" style:rel-column-width="49381*"/>
    </style:style>
    <style:style style:name="Tabelle5.A1" style:family="table-cell">
      <style:table-cell-properties fo:padding="0.097cm" fo:border-left="0.002cm solid #000000" fo:border-right="none" fo:border-top="0.002cm solid #000000" fo:border-bottom="0.002cm solid #000000"/>
    </style:style>
    <style:style style:name="Tabelle5.B1" style:family="table-cell">
      <style:table-cell-properties fo:padding="0.097cm" fo:border="0.002cm solid #000000"/>
    </style:style>
    <style:style style:name="Tabelle5.A2" style:family="table-cell">
      <style:table-cell-properties fo:padding="0.097cm" fo:border-left="0.002cm solid #000000" fo:border-right="none" fo:border-top="none" fo:border-bottom="0.002cm solid #000000"/>
    </style:style>
    <style:style style:name="Tabelle5.B2" style:family="table-cell">
      <style:table-cell-properties fo:padding="0.097cm" fo:border-left="0.002cm solid #000000" fo:border-right="0.002cm solid #000000" fo:border-top="none" fo:border-bottom="0.002cm solid #000000"/>
    </style:style>
    <style:style style:name="Tabelle3" style:family="table">
      <style:table-properties style:width="18.891cm" table:align="margins"/>
    </style:style>
    <style:style style:name="Tabelle3.A" style:family="table-column">
      <style:table-column-properties style:column-width="6.668cm" style:rel-column-width="23130*"/>
    </style:style>
    <style:style style:name="Tabelle3.B" style:family="table-column">
      <style:table-column-properties style:column-width="12.224cm" style:rel-column-width="42405*"/>
    </style:style>
    <style:style style:name="Tabelle3.A1" style:family="table-cell">
      <style:table-cell-properties fo:padding="0.097cm" fo:border-left="0.002cm solid #000000" fo:border-right="none" fo:border-top="0.002cm solid #000000" fo:border-bottom="0.002cm solid #000000"/>
    </style:style>
    <style:style style:name="Tabelle3.B1" style:family="table-cell">
      <style:table-cell-properties fo:padding="0.097cm" fo:border="0.002cm solid #000000"/>
    </style:style>
    <style:style style:name="Tabelle3.A2" style:family="table-cell">
      <style:table-cell-properties fo:padding="0.097cm" fo:border-left="0.002cm solid #000000" fo:border-right="none" fo:border-top="none" fo:border-bottom="0.002cm solid #000000"/>
    </style:style>
    <style:style style:name="Tabelle3.B2" style:family="table-cell">
      <style:table-cell-properties fo:padding="0.097cm" fo:border-left="0.002cm solid #000000" fo:border-right="0.002cm solid #000000" fo:border-top="none" fo:border-bottom="0.002cm solid #000000"/>
    </style:style>
    <style:style style:name="Tabelle4" style:family="table">
      <style:table-properties style:width="18.891cm" table:align="margins"/>
    </style:style>
    <style:style style:name="Tabelle4.A" style:family="table-column">
      <style:table-column-properties style:column-width="6.668cm" style:rel-column-width="23130*"/>
    </style:style>
    <style:style style:name="Tabelle4.B" style:family="table-column">
      <style:table-column-properties style:column-width="12.224cm" style:rel-column-width="42405*"/>
    </style:style>
    <style:style style:name="Tabelle4.A1" style:family="table-cell">
      <style:table-cell-properties fo:padding="0.097cm" fo:border-left="0.002cm solid #000000" fo:border-right="none" fo:border-top="0.002cm solid #000000" fo:border-bottom="0.002cm solid #000000"/>
    </style:style>
    <style:style style:name="Tabelle4.B1" style:family="table-cell">
      <style:table-cell-properties fo:background-color="#e6e6e6" fo:padding="0.097cm" fo:border="0.002cm solid #000000">
        <style:background-image/>
      </style:table-cell-properties>
    </style:style>
    <style:style style:name="Tabelle4.A2" style:family="table-cell">
      <style:table-cell-properties fo:padding="0.097cm" fo:border-left="0.002cm solid #000000" fo:border-right="none" fo:border-top="none" fo:border-bottom="0.002cm solid #000000"/>
    </style:style>
    <style:style style:name="Tabelle4.B2" style:family="table-cell">
      <style:table-cell-properties fo:background-color="#e6e6e6" fo:padding="0.097cm" fo:border-left="0.002cm solid #000000" fo:border-right="0.002cm solid #000000" fo:border-top="none" fo:border-bottom="0.002cm solid #000000">
        <style:background-image/>
      </style:table-cell-properties>
    </style:style>
    <style:style style:name="P1" style:family="paragraph" style:parent-style-name="Standard">
      <style:paragraph-properties fo:text-align="start" style:justify-single-word="false" fo:background-color="#e6e6e6">
        <style:background-image/>
      </style:paragraph-properties>
      <style:text-properties style:font-name="Courier New"/>
    </style:style>
    <style:style style:name="P2" style:family="paragraph" style:parent-style-name="Standard">
      <style:paragraph-properties fo:text-align="start" style:justify-single-word="false" fo:background-color="#e6e6e6">
        <style:background-image/>
      </style:paragraph-properties>
      <style:text-properties fo:color="#000000" style:font-name="Courier New"/>
    </style:style>
    <style:style style:name="P3" style:family="paragraph" style:parent-style-name="Table_20_Contents">
      <style:paragraph-properties fo:text-align="start" style:justify-single-word="false" fo:background-color="#e6e6e6">
        <style:background-image/>
      </style:paragraph-properties>
      <style:text-properties style:font-name="Courier New"/>
    </style:style>
    <style:style style:name="P4" style:family="paragraph" style:parent-style-name="Table_20_Contents">
      <style:paragraph-properties fo:text-align="start" style:justify-single-word="false" fo:background-color="#e6e6e6">
        <style:background-image/>
      </style:paragraph-properties>
      <style:text-properties style:font-name="Courier New" fo:font-size="12pt" fo:font-weight="normal" style:font-size-asian="12pt" style:font-weight-asian="normal" style:font-size-complex="12pt" style:font-weight-complex="normal"/>
    </style:style>
    <style:style style:name="P5" style:family="paragraph" style:parent-style-name="Table_20_Contents">
      <style:paragraph-properties fo:text-align="start" style:justify-single-word="false" fo:background-color="#e6e6e6">
        <style:background-image/>
      </style:paragraph-properties>
      <style:text-properties style:font-name="Courier New" fo:font-size="12pt" style:font-size-asian="12pt" style:font-size-complex="12pt"/>
    </style:style>
    <style:style style:name="P6" style:family="paragraph" style:parent-style-name="Table_20_Contents">
      <style:paragraph-properties fo:text-align="start" style:justify-single-word="false" fo:background-color="#e6e6e6">
        <style:background-image/>
      </style:paragraph-properties>
      <style:text-properties style:use-window-font-color="true" style:font-name="Courier New"/>
    </style:style>
    <style:style style:name="P7" style:family="paragraph" style:parent-style-name="Table_20_Contents">
      <style:paragraph-properties fo:text-align="start" style:justify-single-word="false" fo:background-color="#e6e6e6">
        <style:background-image/>
      </style:paragraph-properties>
      <style:text-properties fo:color="#000000" style:font-name="Courier New"/>
    </style:style>
    <style:style style:name="P8" style:family="paragraph" style:parent-style-name="Table_20_Contents">
      <style:paragraph-properties fo:text-align="center" style:justify-single-word="false" fo:background-color="transparent">
        <style:background-image/>
      </style:paragraph-properties>
      <style:text-properties style:font-name="Courier New" fo:font-size="22pt" style:text-underline-style="solid" style:text-underline-width="auto" style:text-underline-color="font-color" fo:font-weight="bold" style:font-size-asian="22pt" style:font-weight-asian="bold" style:font-size-complex="22pt" style:font-weight-complex="bold"/>
    </style:style>
    <style:style style:name="P9" style:family="paragraph" style:parent-style-name="Table_20_Contents">
      <style:paragraph-properties fo:text-align="start" style:justify-single-word="false" fo:background-color="transparent">
        <style:background-image/>
      </style:paragraph-properties>
      <style:text-properties style:font-name="Courier New" fo:font-size="22pt" fo:font-weight="bold" style:font-size-asian="22pt" style:font-weight-asian="bold" style:font-size-complex="22pt" style:font-weight-complex="bold"/>
    </style:style>
    <style:style style:name="P10" style:family="paragraph" style:parent-style-name="Table_20_Contents">
      <style:paragraph-properties fo:text-align="start" style:justify-single-word="false" fo:background-color="transparent">
        <style:background-image/>
      </style:paragraph-properties>
      <style:text-properties style:font-name="Courier New"/>
    </style:style>
    <style:style style:name="P11" style:family="paragraph" style:parent-style-name="Table_20_Contents">
      <style:paragraph-properties fo:text-align="start" style:justify-single-word="false" fo:background-color="transparent">
        <style:background-image/>
      </style:paragraph-properties>
      <style:text-properties style:font-name="Courier New" fo:font-size="12pt" fo:font-weight="normal" style:font-size-asian="12pt" style:font-weight-asian="normal" style:font-size-complex="12pt" style:font-weight-complex="normal"/>
    </style:style>
    <style:style style:name="P12" style:family="paragraph" style:parent-style-name="Table_20_Contents">
      <style:paragraph-properties fo:text-align="start" style:justify-single-word="false"/>
      <style:text-properties style:font-name="Courier New" fo:font-size="12pt" style:font-size-asian="12pt" style:font-size-complex="12pt"/>
    </style:style>
    <style:style style:name="P13" style:family="paragraph" style:parent-style-name="Table_20_Contents">
      <style:paragraph-properties fo:text-align="start" style:justify-single-word="false"/>
      <style:text-properties style:font-name="Courier New" fo:font-size="12pt" fo:font-weight="bold" style:font-size-asian="12pt" style:font-weight-asian="bold" style:font-size-complex="12pt" style:font-weight-complex="bold"/>
    </style:style>
    <style:style style:name="T1" style:family="text">
      <style:text-properties fo:color="#0000ff"/>
    </style:style>
    <style:style style:name="T2" style:family="text">
      <style:text-properties style:use-window-font-color="true"/>
    </style:style>
    <style:style style:name="T3" style:family="text">
      <style:text-properties style:font-name="Courier New" fo:font-size="12pt" style:font-size-asian="12pt" style:font-size-complex="12pt"/>
    </style:style>
    <style:style style:name="T4" style:family="text">
      <style:text-properties fo:color="#000000"/>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he Structure of a DWDL process</text:p>
      <text:p text:style-name="P9"/>
      <text:p text:style-name="P9">1. Basic Structure</text:p>
      <text:p text:style-name="P3">&lt;workflow name=“<text:span text:style-name="T1">NCName</text:span>“ id=“<text:span text:style-name="T1">ID</text:span>“&gt;</text:p>
      <text:p text:style-name="P3"/>
      <text:p text:style-name="P3"><text:s text:c="2"/>&lt;description&gt; ?</text:p>
      <text:p text:style-name="P3"><text:s text:c="4"/><text:span text:style-name="T1">any content</text:span></text:p>
      <text:p text:style-name="P3"><text:s text:c="2"/>&lt;/description&gt;</text:p>
      <text:p text:style-name="P3"/>
      <text:p text:style-name="P3"><text:s text:c="2"/>&lt;variables&gt; ?</text:p>
      <text:p text:style-name="P3"><text:s text:c="4"/>&lt;variable name=“<text:span text:style-name="T1">NCName</text:span>“ </text:p>
      <text:p text:style-name="P3"><text:s text:c="5"/>type=“<text:span text:style-name="T1">DWDLVariableType</text:span>“</text:p>
      <text:p text:style-name="P3"><text:s text:c="5"/>configurationVarialbe=“<text:span text:style-name="T1">yes|no</text:span>“&gt;</text:p>
      <text:p text:style-name="P3"><text:s text:c="6"/>&lt;initialValue&gt; ?</text:p>
      <text:p text:style-name="P3"><text:s text:c="8"/><text:span text:style-name="T1">any Literal</text:span></text:p>
      <text:p text:style-name="P3"><text:s text:c="6"/>&lt;/initialValue&gt;</text:p>
      <text:p text:style-name="P3"><text:s text:c="4"/>&lt;/variable&gt;</text:p>
      <text:p text:style-name="P3"><text:s text:c="4"/>&lt;variable name=“<text:span text:style-name="T1">NCName</text:span>“</text:p>
      <text:p text:style-name="P3"><text:s text:c="5"/>type=“<text:span text:style-name="T1">DWDLVariableType</text:span>“</text:p>
      <text:p text:style-name="P3"><text:s text:c="5"/>configurationVarialbe=“<text:span text:style-name="T1">yes|no</text:span>“&gt;</text:p>
      <text:p text:style-name="P3"><text:s text:c="6"/>&lt;intialValues&gt; ?</text:p>
      <text:p text:style-name="P3"><text:s text:c="8"/>&lt;initialValue&gt; +</text:p>
      <text:p text:style-name="P3"><text:s text:c="10"/><text:span text:style-name="T1">any Literal</text:span></text:p>
      <text:p text:style-name="P3"><text:s text:c="8"/>&lt;initalValue&gt;</text:p>
      <text:p text:style-name="P3"><text:s text:c="6"/>&lt;intialValues&gt;</text:p>
      <text:p text:style-name="P3"><text:s text:c="4"/>&lt;/variable&gt;</text:p>
      <text:p text:style-name="P3"><text:s text:c="4"/>&lt;variable name=“<text:span text:style-name="T1">NCName</text:span>“ </text:p>
      <text:p text:style-name="P3"><text:s text:c="5"/>type=“<text:span text:style-name="T1">anyType</text:span>“</text:p>
      <text:p text:style-name="P3"><text:s text:c="5"/>configurationVarialbe=“<text:span text:style-name="T1">yes|no</text:span>“&gt;</text:p>
      <text:p text:style-name="P3"><text:s text:c="6"/>&lt;initialValue&gt;</text:p>
      <text:p text:style-name="P3"><text:s text:c="8"/><text:span text:style-name="T1">any Content</text:span></text:p>
      <text:p text:style-name="P3"><text:s text:c="6"/>&lt;/initialValue&gt;</text:p>
      <text:p text:style-name="P3"><text:s text:c="4"/>&lt;/variable&gt;</text:p>
      <text:p text:style-name="P3"><text:s text:c="2"/>&lt;/variables&gt;</text:p>
      <text:p text:style-name="P3"/>
      <text:p text:style-name="P3"><text:s text:c="2"/>&lt;roles&gt; ?</text:p>
      <text:p text:style-name="P3"><text:s text:c="4"/>&lt;role name=“<text:span text:style-name="T1">NCName</text:span>“ /&gt; *</text:p>
      <text:p text:style-name="P3"><text:s text:c="4"/>&lt;actor name=“<text:span text:style-name="T1">NCName</text:span>“ userid=“<text:span text:style-name="T1">ID</text:span>“ /&gt; *</text:p>
      <text:p text:style-name="P3"><text:s text:c="2"/>&lt;/roles&gt;</text:p>
      <text:p text:style-name="P3"/>
      <text:p text:style-name="P3"><text:s text:c="2"/>&lt;faultHandler&gt; ?</text:p>
      <text:p text:style-name="P1"><text:s text:c="4"/>&lt;setProperty</text:p>
      <text:p text:style-name="P3"><text:s text:c="5"/>name=“<text:span text:style-name="T1">faultMessage</text:span>“</text:p>
      <text:p text:style-name="P3"><text:s text:c="5"/>variable=“<text:span text:style-name="T1">NCName</text:span>“&gt;</text:p>
      <text:p text:style-name="P3"><text:s text:c="6"/><text:span text:style-name="T4">&lt;propertyValue&gt; ?</text:span></text:p>
      <text:p text:style-name="P3"><text:span text:style-name="T4"><text:s text:c="8"/></text:span><text:span text:style-name="T1">any value</text:span></text:p>
      <text:p text:style-name="P7"><text:s text:c="6"/>&lt;/propertyValue&gt;</text:p>
      <text:p text:style-name="P7"><text:s text:c="4"/>&lt;/setProperty&gt;</text:p>
      <text:p text:style-name="P3"><text:s text:c="4"/>&lt;recipient&gt; +</text:p>
      <text:p text:style-name="P3"><text:s text:c="6"/>&lt;setProperty</text:p>
      <text:p text:style-name="P3"><text:s text:c="7"/>name=“<text:span text:style-name="T1">name</text:span>“</text:p>
      <text:p text:style-name="P3"><text:soft-page-break/><text:s text:c="7"/>variable=“<text:span text:style-name="T1">NCName</text:span>“&gt;</text:p>
      <text:p text:style-name="P3"><text:s text:c="8"/><text:span text:style-name="T4">&lt;propertyValue&gt; ?</text:span></text:p>
      <text:p text:style-name="P3"><text:span text:style-name="T4"><text:s text:c="10"/></text:span><text:span text:style-name="T1">any value</text:span></text:p>
      <text:p text:style-name="P7"><text:s text:c="8"/>&lt;/propertyValue&gt;</text:p>
      <text:p text:style-name="P7"><text:s text:c="6"/>&lt;/setProperty&gt;</text:p>
      <text:p text:style-name="P7"><text:s text:c="6"/>&lt;setProperty</text:p>
      <text:p text:style-name="P3"><text:span text:style-name="T4"><text:s text:c="7"/>name=“</text:span><text:span text:style-name="T1">email</text:span><text:span text:style-name="T4">“</text:span></text:p>
      <text:p text:style-name="P3"><text:span text:style-name="T4"><text:s text:c="7"/>variable=“</text:span><text:span text:style-name="T1">NCName</text:span><text:span text:style-name="T4">“&gt;</text:span></text:p>
      <text:p text:style-name="P7"><text:s text:c="8"/>&lt;propertyValue&gt;</text:p>
      <text:p text:style-name="P3"><text:span text:style-name="T4"><text:s text:c="10"/></text:span><text:span text:style-name="T1">any value</text:span></text:p>
      <text:p text:style-name="P3"><text:span text:style-name="T1"><text:s text:c="8"/></text:span><text:span text:style-name="T2">&lt;/propertyValue&gt;</text:span></text:p>
      <text:p text:style-name="P6"><text:s text:c="7"/>&lt;/setProperty&gt;</text:p>
      <text:p text:style-name="P6"><text:s text:c="4"/>&lt;/recipient&gt;</text:p>
      <text:p text:style-name="P3"><text:s text:c="2"/>&lt;/faultHandler&gt; </text:p>
      <text:p text:style-name="P3"/>
      <text:p text:style-name="P3"><text:s text:c="2"/>&lt;nodes&gt; ?</text:p>
      <text:p text:style-name="P3"><text:s text:c="4"/>&lt;start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sources&gt;</text:p>
      <text:p text:style-name="P3"><text:s text:c="8"/>&lt;source arcId=“<text:span text:style-name="T1">IDREF</text:span>“/&gt; +</text:p>
      <text:p text:style-name="P3"><text:s text:c="6"/>&lt;/sources&gt;</text:p>
      <text:p text:style-name="P3"><text:s text:c="4"/>&lt;/startNode&gt;</text:p>
      <text:p text:style-name="P3"/>
      <text:p text:style-name="P3"><text:s text:c="4"/>&lt;end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notificationOfSuccess&gt; ?</text:p>
      <text:p text:style-name="P3"><text:s text:c="8"/>&lt;recipient&gt; +</text:p>
      <text:p text:style-name="P3"><text:s text:c="10"/>&lt;setProperty</text:p>
      <text:p text:style-name="P3"><text:s text:c="11"/>name=“<text:span text:style-name="T1">name</text:span>“</text:p>
      <text:p text:style-name="P3"><text:s text:c="11"/>variable=“<text:span text:style-name="T1">DWDLVariableName</text:span>“&gt;</text:p>
      <text:p text:style-name="P3"><text:s text:c="13"/><text:span text:style-name="T4">&lt;propertyValue&gt; ?</text:span></text:p>
      <text:p text:style-name="P3"><text:span text:style-name="T4"><text:s text:c="15"/></text:span><text:span text:style-name="T1">any value</text:span></text:p>
      <text:p text:style-name="P7"><text:s text:c="13"/>&lt;/propertyValue&gt;</text:p>
      <text:p text:style-name="P7"><text:s text:c="10"/>&lt;/setProperty&gt;</text:p>
      <text:p text:style-name="P7"><text:s text:c="10"/>&lt;setProperty</text:p>
      <text:p text:style-name="P3"><text:span text:style-name="T4"><text:s text:c="11"/>name=“</text:span><text:span text:style-name="T1">email</text:span><text:span text:style-name="T4">“</text:span></text:p>
      <text:p text:style-name="P3"><text:soft-page-break/><text:span text:style-name="T4"><text:s text:c="11"/>variable=“</text:span><text:span text:style-name="T1">DWDLVariableName</text:span><text:span text:style-name="T4">“&gt;</text:span></text:p>
      <text:p text:style-name="P7"><text:s text:c="12"/>&lt;propertyValue&gt;</text:p>
      <text:p text:style-name="P3"><text:span text:style-name="T4"><text:s text:c="13"/></text:span><text:span text:style-name="T1">any value</text:span></text:p>
      <text:p text:style-name="P3"><text:span text:style-name="T1"><text:s text:c="12"/></text:span><text:span text:style-name="T2">&lt;/propertyValue&gt;</text:span></text:p>
      <text:p text:style-name="P6"><text:s text:c="10"/>&lt;/setProperty&gt;</text:p>
      <text:p text:style-name="P6"><text:s text:c="8"/>&lt;/recipient&gt;</text:p>
      <text:p text:style-name="P3"><text:s text:c="6"/>&lt;/notificationOfSuccess&gt;</text:p>
      <text:p text:style-name="P3"><text:s text:c="4"/>&lt;/endNode&gt;</text:p>
      <text:p text:style-name="P3"/>
      <text:p text:style-name="P3"><text:s text:c="4"/>&lt;flowNode name=“<text:span text:style-name="T1">NCName</text:span>“ id=“<text:span text:style-name="T1">ID</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nodes&gt;...&lt;/nodes&gt;</text:p>
      <text:p text:style-name="P3"><text:s text:c="6"/>&lt;arcs&gt;...&lt;/arcs&gt;</text:p>
      <text:p text:style-name="P3"><text:s text:c="4"/>&lt;/flowNode&gt;</text:p>
      <text:p text:style-name="P3"><text:s text:c="3"/></text:p>
      <text:p text:style-name="P3"><text:s text:c="4"/>&lt;ifNode name=“<text:span text:style-name="T1">NCName</text:span>“ id=“<text:span text:style-name="T1">ID</text:span>“&gt;</text:p>
      <text:p text:style-name="P1"><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condition order=“<text:span text:style-name="T1">integer</text:span>“&gt;</text:p>
      <text:p text:style-name="P3"><text:s text:c="8"/>&lt;left-operand&gt;<text:span text:style-name="T1">left-spec</text:span>&lt;/left-operand&gt; ?</text:p>
      <text:p text:style-name="P3"><text:s text:c="8"/>&lt;operator&gt;<text:span text:style-name="T1">op-spec</text:span>&lt;/operator&gt; ?</text:p>
      <text:p text:style-name="P3"><text:s text:c="8"/>&lt;right-operand&gt;<text:span text:style-name="T1">right-spec</text:span>&lt;/right-operand&gt; ?</text:p>
      <text:p text:style-name="P3"><text:s text:c="8"/>&lt;nodes&gt;...&lt;/nodes&gt;</text:p>
      <text:p text:style-name="P3"><text:s text:c="8"/>&lt;arcs&gt;...&lt;/arcs&gt;</text:p>
      <text:p text:style-name="P3"><text:s text:c="6"/>&lt;/condtion&gt; +</text:p>
      <text:p text:style-name="P3"><text:s text:c="4"/>&lt;/ifNode&gt;</text:p>
      <text:p text:style-name="P3"><text:s text:c="4"/></text:p>
      <text:p text:style-name="P3"><text:s text:c="4"/>&lt;forEachNode name=“<text:span text:style-name="T1">NCName</text:span>“ id=“<text:span text:style-name="T1">ID</text:span>“</text:p>
      <text:p text:style-name="P3"><text:soft-page-break/><text:s text:c="5"/>counterName=“<text:span text:style-name="T1">DWDLVariableName</text:span>“</text:p>
      <text:p text:style-name="P3"><text:s text:c="5"/>parallel=<text:span text:style-name="T1">“yes|no“</text:span><text:span text:style-name="T2">&gt;</text:span></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tartCounterValue&gt;</text:p>
      <text:p text:style-name="P3"><text:s text:c="8"/><text:span text:style-name="T1">start-spec</text:span></text:p>
      <text:p text:style-name="P3"><text:span text:style-name="T1"><text:s text:c="6"/></text:span><text:span text:style-name="T2">&lt;/startCounterValue&gt;</text:span></text:p>
      <text:p text:style-name="P3"><text:span text:style-name="T2"><text:s text:c="6"/>&lt;</text:span>finalCounterValue&gt;</text:p>
      <text:p text:style-name="P3"><text:s text:c="8"/><text:span text:style-name="T1">final-spec</text:span></text:p>
      <text:p text:style-name="P3"><text:span text:style-name="T2"><text:s text:c="6"/>&lt;/</text:span>finalCounterValue&gt;</text:p>
      <text:p text:style-name="P3"><text:s text:c="6"/>&lt;completionCondition&gt;</text:p>
      <text:p text:style-name="P3"><text:s text:c="8"/><text:span text:style-name="T1">comp-spec</text:span></text:p>
      <text:p text:style-name="P3"><text:s text:c="6"/>&lt;/completionCondition&gt;</text:p>
      <text:p text:style-name="P3"><text:s text:c="6"/>&lt;nodes&gt;...&lt;/nodes&gt;</text:p>
      <text:p text:style-name="P3"><text:s text:c="6"/>&lt;arcs&gt;...&lt;/arcs&gt;</text:p>
      <text:p text:style-name="P3"><text:s text:c="4"/>&lt;/forEachNode&gt;</text:p>
      <text:p text:style-name="P3"/>
      <text:p text:style-name="P3"><text:s text:c="4"/>&lt;invokeNode name=“<text:span text:style-name="T1">NCName</text:span>“ id=“<text:span text:style-name="T1">ID</text:span>“</text:p>
      <text:p text:style-name="P3"><text:s text:c="5"/>activity=“<text:span text:style-name="T1">NCName</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etProperty </text:p>
      <text:p text:style-name="P3"><text:s text:c="7"/>name=“<text:span text:style-name="T1">NCName“</text:span></text:p>
      <text:p text:style-name="P3"><text:s text:c="7"/>variable=“<text:span text:style-name="T1">DWDLVariableName</text:span>“&gt;<text:span text:style-name="T1"> </text:span><text:span text:style-name="T4">*</text:span></text:p>
      <text:p text:style-name="P7"><text:s text:c="8"/>&lt;propertyValue&gt; ?</text:p>
      <text:p text:style-name="P3"><text:span text:style-name="T4"><text:s text:c="10"/></text:span><text:span text:style-name="T1">any Value</text:span></text:p>
      <text:p text:style-name="P7"><text:s text:c="8"/>&lt;/propertyValue&gt;</text:p>
      <text:p text:style-name="P7"><text:s text:c="6"/>&lt;/setProperty&gt;</text:p>
      <text:p text:style-name="P3"><text:s text:c="6"/>&lt;getProperty</text:p>
      <text:p text:style-name="P3"><text:soft-page-break/><text:s text:c="7"/>name=“<text:span text:style-name="T1">NCName“</text:span></text:p>
      <text:p text:style-name="P3"><text:span text:style-name="T1"><text:s text:c="7"/></text:span><text:span text:style-name="T2">varialbe</text:span><text:span text:style-name="T4">=“</text:span><text:span text:style-name="T1">DWDLVariableName</text:span><text:span text:style-name="T4">“ /&gt;</text:span><text:span text:style-name="T2"> *</text:span></text:p>
      <text:p text:style-name="P3"><text:s text:c="4"/>&lt;/invokeNode&gt;</text:p>
      <text:p text:style-name="P3"><text:s text:c="2"/>&lt;/nodes&gt;</text:p>
      <text:p text:style-name="P3"/>
      <text:p text:style-name="P3"><text:s text:c="2"/>&lt;arcs&gt; ?</text:p>
      <text:p text:style-name="P3"><text:s text:c="4"/>&lt;arc name=“<text:span text:style-name="T1">NCName</text:span>“ id=“<text:span text:style-name="T1">ID</text:span>“</text:p>
      <text:p text:style-name="P3"><text:s text:c="5"/>sourceNode=“<text:span text:style-name="T1">IDREF</text:span>“</text:p>
      <text:p text:style-name="P3"><text:s text:c="5"/>targetNode=“<text:span text:style-name="T1">IDREF</text:span>“ /&gt; +</text:p>
      <text:p text:style-name="P3"><text:s text:c="2"/>&lt;/arcs&gt;</text:p>
      <text:p text:style-name="P3"/>
      <text:p text:style-name="P3">&lt;/workflow&gt;</text:p>
      <text:p text:style-name="P10"/>
      <text:p text:style-name="P10"/>
      <text:p text:style-name="P9">2. Variables types and names</text:p>
      <table:table table:name="Tabelle1" table:style-name="Tabelle1">
        <table:table-column table:style-name="Tabelle1.A"/>
        <table:table-column table:style-name="Tabelle1.B"/>
        <table:table-column table:style-name="Tabelle1.C"/>
        <table:table-row>
          <table:table-cell table:style-name="Tabelle1.A1" table:number-columns-spanned="3" office:value-type="string">
            <text:p text:style-name="P13">Simple types</text:p>
          </table:table-cell>
          <table:covered-table-cell/>
          <table:covered-table-cell/>
        </table:table-row>
        <table:table-row>
          <table:table-cell table:style-name="Tabelle1.A2" office:value-type="string">
            <text:p text:style-name="P12">Datatype</text:p>
          </table:table-cell>
          <table:table-cell table:style-name="Tabelle1.B2" office:value-type="string">
            <text:p text:style-name="P12">DWDL type</text:p>
          </table:table-cell>
          <table:table-cell table:style-name="Tabelle1.C2" office:value-type="string">
            <text:p text:style-name="P12">Lexical Representation</text:p>
          </table:table-cell>
        </table:table-row>
        <table:table-row>
          <table:table-cell table:style-name="Tabelle1.A2" office:value-type="string">
            <text:p text:style-name="P12">Integer</text:p>
          </table:table-cell>
          <table:table-cell table:style-name="Tabelle1.B2" office:value-type="string">
            <text:p text:style-name="P12">„integer“</text:p>
          </table:table-cell>
          <table:table-cell table:style-name="Tabelle1.C2" office:value-type="string">
            <text:p text:style-name="P12">Integer has a lexical representation consisting of a finite-length sequence of decimal digits (#x30-#x39) with an optional leading sign. If the sign is omitted, "+" is assumed. For example: -1, 0, 12678967543233, +100000. </text:p>
          </table:table-cell>
        </table:table-row>
        <table:table-row>
          <table:table-cell table:style-name="Tabelle1.A2" office:value-type="string">
            <text:p text:style-name="P12">Float</text:p>
          </table:table-cell>
          <table:table-cell table:style-name="Tabelle1.B2" office:value-type="string">
            <text:p text:style-name="P12">„float“</text:p>
          </table:table-cell>
          <table:table-cell table:style-name="Tabelle1.C2" office:value-type="string">
            <text:p text:style-name="P12">Float values have a lexical representation consisting of a mantissa followed, optionally, by the character "E" or "e", followed by an exponent. The exponent ·must· be an integer. The mantissa must be a decimal number. The representations for exponent and mantissa must follow the lexical rules for integer and decimal. If the "E" or "e" and the following exponent are omitted, an exponent value of 0 is assumed.</text:p>
            <text:p text:style-name="P12">The special values positive and negative zero, positive and negative infinity and not-a-number have lexical representations 0, -0, INF, -INF and NaN, respectively. </text:p>
          </table:table-cell>
        </table:table-row>
        <table:table-row>
          <table:table-cell table:style-name="Tabelle1.A2" office:value-type="string">
            <text:p text:style-name="P12">String</text:p>
          </table:table-cell>
          <table:table-cell table:style-name="Tabelle1.B2" office:value-type="string">
            <text:p text:style-name="P12">„string“</text:p>
          </table:table-cell>
          <table:table-cell table:style-name="Tabelle1.C2" office:value-type="string">
            <text:p text:style-name="P12">The value space of string is the set of finite-length sequences of characters.</text:p>
          </table:table-cell>
        </table:table-row>
        <table:table-row>
          <table:table-cell table:style-name="Tabelle1.A2" office:value-type="string">
            <text:p text:style-name="P12">Boolean</text:p>
          </table:table-cell>
          <table:table-cell table:style-name="Tabelle1.B2" office:value-type="string">
            <text:p text:style-name="P12">„boolean“</text:p>
          </table:table-cell>
          <table:table-cell table:style-name="Tabelle1.C2" office:value-type="string">
            <text:p text:style-name="P12">An instance of a datatype that is defined as boolean can have the following legal literals {true, false}. </text:p>
          </table:table-cell>
        </table:table-row>
        <table:table-row>
          <table:table-cell table:style-name="Tabelle1.A2" office:value-type="string">
            <text:p text:style-name="P12">Date</text:p>
          </table:table-cell>
          <table:table-cell table:style-name="Tabelle1.B2" office:value-type="string">
            <text:p text:style-name="P12">„date“ </text:p>
          </table:table-cell>
          <table:table-cell table:style-name="Tabelle1.C2" office:value-type="string">
            <text:p text:style-name="P12">The lexical representation is the format CCYY-MM-DD where "CC" represents the century, "YY" the year, "MM" the month and "DD" the dayy an optional leading "-" sign to indicate a negative number. If the sign is omitted, "+" is assumed. </text:p>
          </table:table-cell>
        </table:table-row>
      </table:table>
      <text:p text:style-name="P11"/>
      <table:table table:name="Tabelle2" table:style-name="Tabelle2">
        <table:table-column table:style-name="Tabelle2.A"/>
        <table:table-column table:style-name="Tabelle2.B"/>
        <table:table-column table:style-name="Tabelle2.C"/>
        <table:table-row>
          <table:table-cell table:style-name="Tabelle2.A1" table:number-columns-spanned="3" office:value-type="string">
            <text:p text:style-name="P13">Complex types</text:p>
          </table:table-cell>
          <table:covered-table-cell/>
          <table:covered-table-cell/>
        </table:table-row>
        <text:soft-page-break/>
        <table:table-row>
          <table:table-cell table:style-name="Tabelle2.A2" office:value-type="string">
            <text:p text:style-name="P12">Datatype</text:p>
          </table:table-cell>
          <table:table-cell table:style-name="Tabelle2.A2" office:value-type="string">
            <text:p text:style-name="P12">DWDL type</text:p>
          </table:table-cell>
          <table:table-cell table:style-name="Tabelle2.C2" office:value-type="string">
            <text:p text:style-name="P12">Representation</text:p>
          </table:table-cell>
        </table:table-row>
        <table:table-row>
          <table:table-cell table:style-name="Tabelle2.A2" office:value-type="string">
            <text:p text:style-name="P12">File</text:p>
          </table:table-cell>
          <table:table-cell table:style-name="Tabelle2.B3" office:value-type="string">
            <text:p text:style-name="P12">„anyURI“</text:p>
          </table:table-cell>
          <table:table-cell table:style-name="Tabelle2.C2" office:value-type="string">
            <text:p text:style-name="P12"><text:span text:style-name="T3">The lexical space of anyURI is finite-length character sequences which are legal URIs according to [Uniform Resource Identifiers (URI): Generic Syntax.], as amended by [Format for Literal IPv6 Addresses in URL's</text:span><text:span text:style-name="T3">]. </text:span></text:p>
          </table:table-cell>
        </table:table-row>
        <table:table-row>
          <table:table-cell table:style-name="Tabelle2.A2" office:value-type="string">
            <text:p text:style-name="P12">Any Type</text:p>
          </table:table-cell>
          <table:table-cell table:style-name="Tabelle2.B3" office:value-type="string">
            <text:p text:style-name="P12">„anyType“</text:p>
          </table:table-cell>
          <table:table-cell table:style-name="Tabelle2.C2" office:value-type="string">
            <text:p text:style-name="P12">See Basic Structure Section</text:p>
          </table:table-cell>
        </table:table-row>
        <table:table-row>
          <table:table-cell table:style-name="Tabelle2.A2" office:value-type="string">
            <text:p text:style-name="P12">List of Integer</text:p>
          </table:table-cell>
          <table:table-cell table:style-name="Tabelle2.B3" office:value-type="string">
            <text:p text:style-name="P12">„list-integer“</text:p>
          </table:table-cell>
          <table:table-cell table:style-name="Tabelle2.C2" office:value-type="string">
            <text:p text:style-name="P12">see Basic Structure Section</text:p>
          </table:table-cell>
        </table:table-row>
        <table:table-row>
          <table:table-cell table:style-name="Tabelle2.A2" office:value-type="string">
            <text:p text:style-name="P12">List of Float</text:p>
          </table:table-cell>
          <table:table-cell table:style-name="Tabelle2.B3" office:value-type="string">
            <text:p text:style-name="P12">„list-float“</text:p>
          </table:table-cell>
          <table:table-cell table:style-name="Tabelle2.C2" office:value-type="string">
            <text:p text:style-name="P12">see Basic Structure Section</text:p>
          </table:table-cell>
        </table:table-row>
        <table:table-row>
          <table:table-cell table:style-name="Tabelle2.A2" office:value-type="string">
            <text:p text:style-name="P12">List of String</text:p>
          </table:table-cell>
          <table:table-cell table:style-name="Tabelle2.B3" office:value-type="string">
            <text:p text:style-name="P12">„list-string“</text:p>
          </table:table-cell>
          <table:table-cell table:style-name="Tabelle2.C2" office:value-type="string">
            <text:p text:style-name="P12">see Basic Structure Section</text:p>
          </table:table-cell>
        </table:table-row>
        <table:table-row>
          <table:table-cell table:style-name="Tabelle2.A2" office:value-type="string">
            <text:p text:style-name="P12">List of Boolean</text:p>
          </table:table-cell>
          <table:table-cell table:style-name="Tabelle2.B3" office:value-type="string">
            <text:p text:style-name="P12">„list-boolean“</text:p>
          </table:table-cell>
          <table:table-cell table:style-name="Tabelle2.C2" office:value-type="string">
            <text:p text:style-name="P12">see Basic Structure Section</text:p>
          </table:table-cell>
        </table:table-row>
        <table:table-row>
          <table:table-cell table:style-name="Tabelle2.A2" office:value-type="string">
            <text:p text:style-name="P12">List of Date</text:p>
          </table:table-cell>
          <table:table-cell table:style-name="Tabelle2.B3" office:value-type="string">
            <text:p text:style-name="P12">„list-date“</text:p>
          </table:table-cell>
          <table:table-cell table:style-name="Tabelle2.C2" office:value-type="string">
            <text:p text:style-name="P12">see Basic Structure Section</text:p>
          </table:table-cell>
        </table:table-row>
        <table:table-row>
          <table:table-cell table:style-name="Tabelle2.A2" office:value-type="string">
            <text:p text:style-name="P12">List of File</text:p>
          </table:table-cell>
          <table:table-cell table:style-name="Tabelle2.B3" office:value-type="string">
            <text:p text:style-name="P12">„list-file“</text:p>
          </table:table-cell>
          <table:table-cell table:style-name="Tabelle2.C2" office:value-type="string">
            <text:p text:style-name="P12">see Basic Structure Section</text:p>
          </table:table-cell>
        </table:table-row>
      </table:table>
      <text:p text:style-name="P11"/>
      <table:table table:name="Tabelle5" table:style-name="Tabelle5">
        <table:table-column table:style-name="Tabelle5.A"/>
        <table:table-column table:style-name="Tabelle5.B"/>
        <table:table-row>
          <table:table-cell table:style-name="Tabelle5.A1" office:value-type="string">
            <text:p text:style-name="P13">Names</text:p>
          </table:table-cell>
          <table:table-cell table:style-name="Tabelle5.B1" office:value-type="string">
            <text:p text:style-name="P12"/>
          </table:table-cell>
        </table:table-row>
        <table:table-row>
          <table:table-cell table:style-name="Tabelle5.A2" office:value-type="string">
            <text:p text:style-name="P12">NCName</text:p>
          </table:table-cell>
          <table:table-cell table:style-name="Tabelle5.B2" office:value-type="string">
            <text:p text:style-name="P12">NCName<text:tab/> ::=<text:tab/>(Letter | '_') (NCNameChar)*</text:p>
            <text:p text:style-name="P12">NCNameChar ::=<text:tab/>Letter | Digit | '.' | '-' | '_'</text:p>
          </table:table-cell>
        </table:table-row>
        <table:table-row>
          <table:table-cell table:style-name="Tabelle5.A2" office:value-type="string">
            <text:p text:style-name="P12">DWDLVariableName</text:p>
          </table:table-cell>
          <table:table-cell table:style-name="Tabelle5.B2" office:value-type="string">
            <text:p text:style-name="P12"/>
          </table:table-cell>
        </table:table-row>
      </table:table>
      <text:p text:style-name="P11"/>
      <text:p text:style-name="P11"/>
      <text:p text:style-name="P9">3. If Condition</text:p>
      <table:table table:name="Tabelle3" table:style-name="Tabelle3">
        <table:table-column table:style-name="Tabelle3.A"/>
        <table:table-column table:style-name="Tabelle3.B"/>
        <table:table-row>
          <table:table-cell table:style-name="Tabelle3.A1" office:value-type="string">
            <text:p text:style-name="P12">Left Operand</text:p>
          </table:table-cell>
          <table:table-cell table:style-name="Tabelle3.B1" office:value-type="string">
            <text:p text:style-name="P5">{$DWDLVariableName, $Role}</text:p>
          </table:table-cell>
        </table:table-row>
        <table:table-row>
          <table:table-cell table:style-name="Tabelle3.A2" office:value-type="string">
            <text:p text:style-name="P12">Operator</text:p>
          </table:table-cell>
          <table:table-cell table:style-name="Tabelle3.B2" office:value-type="string">
            <text:p text:style-name="P12">see SRS 4.4.2.<text:tab/>If container</text:p>
          </table:table-cell>
        </table:table-row>
        <table:table-row>
          <table:table-cell table:style-name="Tabelle3.A2" office:value-type="string">
            <text:p text:style-name="P12">Right Operand</text:p>
          </table:table-cell>
          <table:table-cell table:style-name="Tabelle3.B2" office:value-type="string">
            <text:p text:style-name="P5">{$DWDLVariableName, $Role, value}</text:p>
          </table:table-cell>
        </table:table-row>
      </table:table>
      <text:p text:style-name="P11"/>
      <text:p text:style-name="P11"/>
      <text:p text:style-name="P9">4. Foreach Loop Evaluation</text:p>
      <table:table table:name="Tabelle4" table:style-name="Tabelle4">
        <table:table-column table:style-name="Tabelle4.A"/>
        <table:table-column table:style-name="Tabelle4.B"/>
        <table:table-row>
          <table:table-cell table:style-name="Tabelle4.A1" office:value-type="string">
            <text:p text:style-name="P12">startCounterValue</text:p>
          </table:table-cell>
          <table:table-cell table:style-name="Tabelle4.B1" office:value-type="string">
            <text:p text:style-name="P12">{Integer value} [default value = 1]</text:p>
          </table:table-cell>
        </table:table-row>
        <table:table-row>
          <table:table-cell table:style-name="Tabelle4.A2" office:value-type="string">
            <text:p text:style-name="P12">finalCounterValue</text:p>
          </table:table-cell>
          <table:table-cell table:style-name="Tabelle4.B2" office:value-type="string">
            <text:p text:style-name="P12">{$DWDLVariableName, </text:p>
            <text:p text:style-name="P12">$Role, integer value}</text:p>
          </table:table-cell>
        </table:table-row>
        <table:table-row>
          <table:table-cell table:style-name="Tabelle4.A2" office:value-type="string">
            <text:p text:style-name="P12">completionCondition</text:p>
          </table:table-cell>
          <table:table-cell table:style-name="Tabelle4.B2" office:value-type="string">
            <text:p text:style-name="P12">{AND, XOR, OR}</text:p>
          </table:table-cell>
        </table:table-row>
      </table:table>
      <text:p text:style-name="P11"/>
      <text:p text:style-name="P11"/>
      <text:p text:style-name="P9">5. Email Activity</text:p>
      <text:p text:style-name="P1">&lt;invokeNode name=“<text:span text:style-name="T1">NCName</text:span>“ id=“<text:span text:style-name="T1">ID</text:span>“</text:p>
      <text:p text:style-name="P3"><text:s/>activity=“<text:span text:style-name="T1">Decidr-Email</text:span>“&gt;</text:p>
      <text:p text:style-name="P3"><text:s text:c="2"/>&lt;description&gt; ?</text:p>
      <text:p text:style-name="P3"><text:s text:c="4"/><text:span text:style-name="T1">any content</text:span></text:p>
      <text:p text:style-name="P3"><text:s text:c="2"/>&lt;/description&gt;</text:p>
      <text:p text:style-name="P3"><text:s text:c="2"/>&lt;graphics </text:p>
      <text:p text:style-name="P3"><text:soft-page-break/><text:s text:c="3"/>x=“<text:span text:style-name="T1">NCName</text:span>“ </text:p>
      <text:p text:style-name="P3"><text:s text:c="3"/>y=“<text:span text:style-name="T1">NCName</text:span>“ </text:p>
      <text:p text:style-name="P3"><text:s text:c="3"/>width=“<text:span text:style-name="T1">NCName</text:span>“ </text:p>
      <text:p text:style-name="P3"><text:s text:c="3"/>height=“<text:span text:style-name="T1">NCName</text:span>“/&gt;</text:p>
      <text:p text:style-name="P3"><text:s text:c="2"/>&lt;targets&gt;</text:p>
      <text:p text:style-name="P3"><text:s text:c="4"/>&lt;target arcId=“<text:span text:style-name="T1">IDREF</text:span>“ /&gt; +</text:p>
      <text:p text:style-name="P3"><text:s text:c="2"/>&lt;/targets&gt;</text:p>
      <text:p text:style-name="P3"><text:s text:c="2"/>&lt;sources&gt;</text:p>
      <text:p text:style-name="P3"><text:s text:c="4"/>&lt;source arcId=“<text:span text:style-name="T1">IDREF</text:span>“/&gt; +</text:p>
      <text:p text:style-name="P3"><text:s text:c="2"/>&lt;/sources&gt;</text:p>
      <text:p text:style-name="P3"><text:s text:c="2"/>&lt;setProperty </text:p>
      <text:p text:style-name="P3"><text:s text:c="3"/>name=“<text:span text:style-name="T1">To“</text:span></text:p>
      <text:p text:style-name="P3"><text:s text:c="3"/>variable=“<text:span text:style-name="T1">DWDLVariableName</text:span>“&gt;</text:p>
      <text:p text:style-name="P3"><text:s text:c="2"/>&lt;setProperty </text:p>
      <text:p text:style-name="P3"><text:s text:c="3"/>name=“<text:span text:style-name="T1">CC“</text:span></text:p>
      <text:p text:style-name="P3"><text:s text:c="3"/>variable=“<text:span text:style-name="T1">DWDLVariableName</text:span>“&gt;</text:p>
      <text:p text:style-name="P3"><text:s text:c="2"/>&lt;setProperty </text:p>
      <text:p text:style-name="P3"><text:s text:c="3"/>name=“<text:span text:style-name="T1">BCC“</text:span></text:p>
      <text:p text:style-name="P3"><text:s text:c="3"/>variable=“<text:span text:style-name="T1">DWDLVariableName</text:span>“&gt;</text:p>
      <text:p text:style-name="P3"><text:s text:c="2"/>&lt;setProperty </text:p>
      <text:p text:style-name="P3"><text:s text:c="3"/>name=“<text:span text:style-name="T1">Subject“</text:span></text:p>
      <text:p text:style-name="P3"><text:s text:c="3"/>variable=“<text:span text:style-name="T1">DWDLVariableName</text:span>“&gt;</text:p>
      <text:p text:style-name="P2"><text:s text:c="2"/>&lt;setProperty </text:p>
      <text:p text:style-name="P3"><text:s text:c="3"/>name=“<text:span text:style-name="T1">Message“</text:span></text:p>
      <text:p text:style-name="P1"><text:span text:style-name="T4"><text:s text:c="3"/>variable=“</text:span><text:span text:style-name="T1">DWDLVariableName</text:span><text:span text:style-name="T4">“&gt;</text:span></text:p>
      <text:p text:style-name="P2"><text:s text:c="2"/>&lt;setProperty</text:p>
      <text:p text:style-name="P1"><text:span text:style-name="T4"><text:s text:c="3"/>name=“</text:span><text:span text:style-name="T1">Attachement</text:span><text:span text:style-name="T4">“</text:span></text:p>
      <text:p text:style-name="P1"><text:span text:style-name="T4"><text:s text:c="3"/>variable=“</text:span><text:span text:style-name="T1">DWDLVariableName“</text:span><text:span text:style-name="T2">&gt;</text:span></text:p>
      <text:p text:style-name="P4"><text:s text:c="2"/>&lt;/invokeNode&gt;</text:p>
      <text:p text:style-name="P11"/>
      <text:p text:style-name="P11"/>
      <text:p text:style-name="P9">6. HumanTask Activity</text:p>
      <text:p text:style-name="P1">&lt;invokeNode name=“<text:span text:style-name="T1">NCName</text:span>“ id=“<text:span text:style-name="T1">ID</text:span>“</text:p>
      <text:p text:style-name="P3"><text:s text:c="5"/>activity=“<text:span text:style-name="T1">Decidr-HumanTask</text:span>“&gt;</text:p>
      <text:p text:style-name="P3"><text:s text:c="6"/>&lt;description&gt; ?</text:p>
      <text:p text:style-name="P3"><text:s text:c="8"/><text:span text:style-name="T1">any content</text:span></text:p>
      <text:p text:style-name="P3"><text:s text:c="6"/>&lt;/description&gt;</text:p>
      <text:p text:style-name="P3"><text:s text:c="6"/>&lt;graphics </text:p>
      <text:p text:style-name="P3"><text:s text:c="7"/>x=“<text:span text:style-name="T1">NCName</text:span>“ </text:p>
      <text:p text:style-name="P3"><text:s text:c="7"/>y=“<text:span text:style-name="T1">NCName</text:span>“ </text:p>
      <text:p text:style-name="P3"><text:s text:c="7"/>width=“<text:span text:style-name="T1">NCName</text:span>“ </text:p>
      <text:p text:style-name="P3"><text:s text:c="7"/>height=“<text:span text:style-name="T1">NCName</text:span>“/&gt;</text:p>
      <text:p text:style-name="P3"><text:s text:c="6"/>&lt;targets&gt;</text:p>
      <text:p text:style-name="P3"><text:s text:c="8"/>&lt;target arcId=“<text:span text:style-name="T1">IDREF</text:span>“ /&gt; +</text:p>
      <text:p text:style-name="P3"><text:s text:c="6"/>&lt;/targets&gt;</text:p>
      <text:p text:style-name="P3"><text:s text:c="6"/>&lt;sources&gt;</text:p>
      <text:p text:style-name="P3"><text:s text:c="8"/>&lt;source arcId=“<text:span text:style-name="T1">IDREF</text:span>“/&gt; +</text:p>
      <text:p text:style-name="P3"><text:s text:c="6"/>&lt;/sources&gt;</text:p>
      <text:p text:style-name="P3"><text:s text:c="6"/>&lt;setProperty </text:p>
      <text:p text:style-name="P3"><text:s text:c="7"/>name=“<text:span text:style-name="T1">WFM-ID“</text:span></text:p>
      <text:p text:style-name="P3"><text:s text:c="7"/>variable=“<text:span text:style-name="T1">DWDLVariableName</text:span>“&gt;</text:p>
      <text:p text:style-name="P3"><text:s text:c="6"/>&lt;setProperty </text:p>
      <text:p text:style-name="P3"><text:soft-page-break/><text:s text:c="7"/>name=“<text:span text:style-name="T1">user“</text:span></text:p>
      <text:p text:style-name="P3"><text:s text:c="7"/>variable=“<text:span text:style-name="T1">DWDLVariableName</text:span>“&gt;</text:p>
      <text:p text:style-name="P3"><text:s text:c="6"/>&lt;setProperty </text:p>
      <text:p text:style-name="P3"><text:s text:c="7"/>name=“<text:span text:style-name="T1">name“</text:span></text:p>
      <text:p text:style-name="P3"><text:s text:c="7"/>variable=“<text:span text:style-name="T1">DWDLVariableName</text:span>“&gt;</text:p>
      <text:p text:style-name="P3"><text:s text:c="6"/>&lt;setProperty </text:p>
      <text:p text:style-name="P3"><text:s text:c="7"/>name=“<text:span text:style-name="T1">description“</text:span></text:p>
      <text:p text:style-name="P3"><text:s text:c="7"/>variable=“<text:span text:style-name="T1">DWDLVariableName</text:span>“&gt;</text:p>
      <text:p text:style-name="P3"><text:s text:c="6"/>&lt;setProperty </text:p>
      <text:p text:style-name="P3"><text:s text:c="7"/>name=“<text:span text:style-name="T1">userNotification“</text:span></text:p>
      <text:p text:style-name="P3"><text:s text:c="7"/>variable=“<text:span text:style-name="T1">DWDLVariableName</text:span>“&gt;</text:p>
      <text:p text:style-name="P3"><text:s text:c="6"/>&lt;outputVariable</text:p>
      <text:p text:style-name="P3"><text:s text:c="7"/>name=“<text:span text:style-name="T1">DWDLVariableName“</text:span></text:p>
      <text:p text:style-name="P3"><text:span text:style-name="T1"><text:s text:c="7"/></text:span><text:span text:style-name="T4">sourceProperty=“</text:span><text:span text:style-name="T1">taskResult</text:span><text:span text:style-name="T4">“ /&gt;</text:span></text:p>
      <text:p text:style-name="P6"><text:s text:c="7"/>&lt;taskData&gt; ?</text:p>
      <text:p text:style-name="P6"><text:s text:c="9"/>&lt;item name="<text:span text:style-name="T1">NCName</text:span>"</text:p>
      <text:p text:style-name="P6"><text:s text:c="10"/>variable=“<text:span text:style-name="T1">DWDLVariableName</text:span>“ ?</text:p>
      <text:p text:style-name="P6"><text:s text:c="10"/>type="<text:span text:style-name="T1">DWDLVariableType</text:span>"</text:p>
      <text:p text:style-name="P6"><text:s text:c="10"/>readOnly=“<text:span text:style-name="T1">boolean</text:span>“&gt; +<text:line-break/> <text:s text:c="10"/>&lt;label&gt;<text:span text:style-name="T1">any string</text:span>&lt;/label&gt;<text:line-break/> <text:s text:c="10"/>&lt;hint&gt;<text:span text:style-name="T1">any string</text:span>&lt;/hint&gt; ?</text:p>
      <text:p text:style-name="P6"><text:s text:c="11"/>&lt;value&gt;<text:span text:style-name="T1">any value</text:span>&lt;/value&gt; ?<text:line-break/> <text:s text:c="8"/>&lt;/item&gt;<text:line-break/> <text:s text:c="6"/>&lt;/taskData&gt;</text:p>
      <text:p text:style-name="P4"><text:s text:c="4"/>&lt;/invokeNode&gt;</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1.058cm" fo:margin-right="1.05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4-23T13:24:13.91</meta:creation-date>
    <dc:date>2009-05-19T10:56:22.55</dc:date>
    <meta:editing-duration>PT18H41M34S</meta:editing-duration>
    <meta:editing-cycles>146</meta:editing-cycles>
    <meta:generator>OpenOffice.org/3.0$Win32 OpenOffice.org_project/300m15$Build-9379</meta:generator>
    <meta:document-statistic meta:table-count="5" meta:image-count="0" meta:object-count="0" meta:page-count="8" meta:paragraph-count="358" meta:word-count="811" meta:character-count="8939"/>
    <meta:user-defined meta:name="Info 1"/>
    <meta:user-defined meta:name="Info 2"/>
    <meta:user-defined meta:name="Info 3"/>
    <meta:user-defined meta:name="Info 4"/>
  </office:meta>
</office:document-meta>
</file>